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75)">
            <text:p>sn(17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0T09:43:25.66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0T09:43:25.66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0T09:43:25.66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0T09:43:25.66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9999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9999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0T09:43:27.44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0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1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56.524cm" draw:caption-point-x="-1.353cm" draw:caption-point-y="2.4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35];6;2)">
            <text:p/>
          </table:table-cell>
          <table:table-cell office:value-type="string">
            <text:p>2019-09-30_18-28-44_000.jpg</text:p>
          </table:table-cell>
          <table:table-cell table:formula="of:=MID([.K23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3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3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0T09:43:27.76">
            <text:p>2020/2/20 9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25cm" draw:caption-point-x="-1.353cm" draw:caption-point-y="2.4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0T09:43:27.86">
            <text:p>2020/2/20 9:43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43.484cm" draw:caption-point-x="-1.353cm" draw:caption-point-y="2.4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7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75)">
            <text:p>sn(17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0T09:43:26.78">
            <text:p>2020/2/20 9:4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75)">
            <text:p>sn(17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0T09:43:26.78">
            <text:p>2020/2/20 9:4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0T09:43:26.78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0T09:43:26.78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5)">
            <text:p>sn(17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0T09:43:28.27">
            <text:p>2020/2/20 9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86cm" draw:caption-point-x="-1.353cm" draw:caption-point-y="2.2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0T09:43:26.8">
            <text:p>2020/2/20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5)">
            <text:p>sn(17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0T09:43:28.44">
            <text:p>2020/2/20 9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86cm" draw:caption-point-x="-1.353cm" draw:caption-point-y="2.26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20/02/20</text:date>, <text:time>09:4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0T09:43:26.72</dc:date>
    <dc:creator>iwabuchi ken</dc:creator>
    <meta:editing-duration>P7DT2H49M30S</meta:editing-duration>
    <meta:editing-cycles>691</meta:editing-cycles>
    <meta:generator>OpenOffice/4.1.3$Win32 OpenOffice.org_project/413m1$Build-9783</meta:generator>
    <meta:document-statistic meta:table-count="10" meta:cell-count="4937" meta:object-count="0"/>
    <meta:user-defined meta:name="sheets-banding"/>
    <meta:user-defined meta:name="sheets-original-selection"/>
  </office:meta>
</office:document-meta>
</file>